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>
      <style:paragraph-properties fo:margin-left="0in" fo:margin-right="0.389in" fo:line-height="105%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Описание</text:span></text:p>
      <text:p text:style-name="P1"><text:span text:style-name="T1"><text:s/></text:span></text:p>
      <text:p text:style-name="P1">Необходимо создать упрощенную версию новостного каталога.</text:p>
      <text:p text:style-name="P1">Пункты отмеченные <text:span text:style-name="T2">курсивом</text:span> являются не обязательными для выполнения, но их выполнение будет плюсом.</text:p>
      <text:p text:style-name="P1">Наш каталог будет содержать 2 вида объектов:</text:p>
      <text:p text:style-name="P1"><text:tab/>• Новость</text:p>
      <text:p text:style-name="P1"><text:tab/>• Рубрика</text:p>
      <text:p text:style-name="P1"><text:span text:style-name="T1">Новость</text:span></text:p>
      <text:p text:style-name="P1">Представляет собой объект новости и должен содержать следующую информацию:</text:p>
      <text:p text:style-name="P1"><text:s/><text:tab/>• Заголовок</text:p>
      <text:p text:style-name="P1"><text:tab/>• Текст</text:p>
      <text:p text:style-name="P1"><text:tab/>• Может относиться к нескольким рубрикам</text:p>
      <text:p text:style-name="P1"><text:span text:style-name="T1">Рубрика</text:span></text:p>
      <text:p text:style-name="P1"><text:s/>Рубрики позволяют классифицировать новостные материалы в каталоге. Имеют название и могут в древовидном виде вкладываться друг в друга. В простом случае реализации уровень вложенности будет 2-3 рубрики, <text:span text:style-name="T2">в сложном - произвольный</text:span>. Вот пример возможных рубрик и их иерархии:</text:p>
      <text:p text:style-name="P1"><text:s/><text:tab/>• Общество</text:p>
      <text:p text:style-name="P1"><text:s text:c="4"/><text:tab/>◦ городская жизнь</text:p>
      <text:p text:style-name="P1"><text:s text:c="4"/><text:tab/>◦ выборы</text:p>
      <text:p text:style-name="P1"><text:tab/>• День города</text:p>
      <text:p text:style-name="P1"><text:s text:c="3"/><text:tab/> ◦ салюты</text:p>
      <text:p text:style-name="P1"><text:s text:c="4"/><text:tab/>◦ детская площадка</text:p>
      <text:p text:style-name="P1"><text:s text:c="8"/><text:tab/>▪ 0-3 года</text:p>
      <text:p text:style-name="P1"><text:s text:c="8"/><text:tab/>▪ 3-7 года</text:p>
      <text:p text:style-name="P1"><text:tab/>• Спорт</text:p>
      <text:p text:style-name="P1">……</text:p>
      <text:p text:style-name="P1"><text:span text:style-name="T1">Функции каталога</text:span></text:p>
      <text:p text:style-name="P1"><text:soft-page-break/><text:s/>Взаимодействие с пользователем происходит посредством HTTP запросов к API серверу. Все ответы представляют собой JSON объекты. Сервер реализует следующие методы:</text:p>
      <text:p text:style-name="P1"><text:s/><text:tab/>• выдача списка всех новостей, которые относятся к указанной рубрике, включая дочерние</text:p>
      <text:p text:style-name="P1">Дополнительное задание (необязательно):</text:p>
      <text:p text:style-name="P1"><text:span text:style-name="T2"><text:tab/>• <text:s/>выдача списка всех рубрик, с дочерними, с учетом произвольного уровня вложенности</text:span></text:p>
      <text:p text:style-name="P1"><text:span text:style-name="T2"><text:s text:c="3"/></text:span><text:span text:style-name="T1">Задание</text:span></text:p>
      <text:p text:style-name="P1">Формат маршрутов для доступа к методам, а также формат ответа и запросов мы предоставляем Вам реализовать и выбрать самим.</text:p>
      <text:p text:style-name="P1"><text:s/>1. Спроектировать базу данных и развернуть ее при помощи миграций</text:p>
      <text:p text:style-name="P1">2. Выполнить конфигурацию веб-сервера (любого)</text:p>
      <text:p text:style-name="P1">3. Реализовать API согласно ТЗ</text:p>
      <text:p text:style-name="P1">4. Опубликовать/развернуть приложение, предоставить нам ссылки по которым можно протестировать работу сервиса: выложить работающее приложение на любой хостинг, а код на публичный репозиторий.</text:p>
      <text:p text:style-name="P1"><text:s/></text:p>
      <text:p text:style-name="P1">Если у Вас есть желание продемонстрировать знание какой-то технологии или подхода, то можно реализовать произвольную дополнительную функциональность на Ваше усмотрение.</text:p>
      <text:p text:style-name="P1"><text:span text:style-name="T1">Используемые технологии</text:span></text:p>
      <text:p text:style-name="P1"><text:s text:c="8"/><text:tab/></text:p>
      <text:p text:style-name="P3">При выполнении задания требуется использовать следующие технологии:</text:p>
      <text:p text:style-name="P3"><text:tab/>• язык программирования PHP</text:p>
      <text:p text:style-name="P3"><text:tab/>• для реализации использовать фреймворк Yii2</text:p>
      <text:p text:style-name="P3"><text:tab/>• система контроля версий - Git</text:p>
      <text:p text:style-name="P3"><text:tab/>• база данных MongoDB или Mysql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277" meta:character-count="2057" meta:non-whitespace-character-count="1747"/>
    <meta:generator>LibreOfficeDev/6.0.5.2$Linux_X86_64 LibreOffice_project/</meta:generator>
  </office:meta>
</office:document-meta>
</file>